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lad1" table:style-name="ta1">
        <table:shapes>
          <draw:frame draw:z-index="0" draw:style-name="gr1" draw:text-style-name="P1" svg:width="150.24mm" svg:height="80.21mm" svg:x="5.02mm" svg:y="30.82mm">
            <loext:p draw:notify-on-update-of-ranges="Blad1.C1:Blad1.C1 Blad1.C2:Blad1.C4 Blad1.E1:Blad1.E1 Blad1.E2:Blad1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analogRead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ar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2]*1023/5" office:value-type="float" office:value="102.3" calcext:value-type="float">
            <text:p>102</text:p>
          </table:table-cell>
          <table:table-cell table:formula="of:=[.A2]/14.50377" office:value-type="float" office:value="0" calcext:value-type="float">
            <text:p>0.000</text:p>
          </table:table-cell>
          <table:table-cell table:formula="of:=[.D2]-1.01325" office:value-type="float" office:value="-1.01325" calcext:value-type="float">
            <text:p>-1.013</text:p>
          </table:table-cell>
          <table:table-cell/>
          <table:table-cell table:formula="of:= 0.006388082 * [.C2] - 0.653500811" office:value-type="float" office:value="-0.0000000223999999660052" calcext:value-type="float">
            <text:p>0.0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table:formula="of:=[.B3]*1023/5" office:value-type="float" office:value="511.5" calcext:value-type="float">
            <text:p>512</text:p>
          </table:table-cell>
          <table:table-cell table:formula="of:=[.A3]/14.50377" office:value-type="float" office:value="3.44737954338768" calcext:value-type="float">
            <text:p>3.447</text:p>
          </table:table-cell>
          <table:table-cell table:formula="of:=[.D3]-1.01325" office:value-type="float" office:value="2.43412954338768" calcext:value-type="float">
            <text:p>2.434</text:p>
          </table:table-cell>
          <table:table-cell/>
          <table:table-cell table:formula="of:= 0.006388082 * [.C3] - 0.653500811" office:value-type="float" office:value="2.614003132" calcext:value-type="float">
            <text:p>2.6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table:formula="of:=[.B4]*1023/5" office:value-type="float" office:value="920.7" calcext:value-type="float">
            <text:p>921</text:p>
          </table:table-cell>
          <table:table-cell table:formula="of:=[.A4]/14.50377" office:value-type="float" office:value="6.89475908677537" calcext:value-type="float">
            <text:p>6.895</text:p>
          </table:table-cell>
          <table:table-cell table:formula="of:=[.D4]-1.01325" office:value-type="float" office:value="5.88150908677537" calcext:value-type="float">
            <text:p>5.882</text:p>
          </table:table-cell>
          <table:table-cell/>
          <table:table-cell table:formula="of:= 0.006388082 * [.C4] - 0.653500811" office:value-type="float" office:value="5.2280062864" calcext:value-type="float">
            <text:p>5.228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/25+0.5" office:value-type="float" office:value="1.3" calcext:value-type="float">
            <text:p>1.3</text:p>
          </table:table-cell>
          <table:table-cell table:formula="of:=[.B6]*1023/5" office:value-type="float" office:value="265.98" calcext:value-type="float">
            <text:p>266</text:p>
          </table:table-cell>
          <table:table-cell table:formula="of:=[.A6]/14.50377" office:value-type="float" office:value="1.37895181735507" calcext:value-type="float">
            <text:p>1.379</text:p>
          </table:table-cell>
          <table:table-cell table:formula="of:=[.D6]-1.01325" office:value-type="float" office:value="0.365701817355074" calcext:value-type="float">
            <text:p>0.366</text:p>
          </table:table-cell>
          <table:table-cell/>
          <table:table-cell table:formula="of:= 0.006388082 * [.C6] - 0.653500811" office:value-type="float" office:value="1.04560123936" calcext:value-type="float">
            <text:p>1.046</text:p>
          </table:table-cell>
          <table:table-cell office:value-type="string" calcext:value-type="string">
            <text:p>← use this line for testing</text:p>
          </table:table-cell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office:value-type="string" calcext:value-type="string">
            <text:p>← calculates regression line for analogRead to pressure in ba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7:51:21.479000000</meta:creation-date>
    <dc:date>2016-08-03T08:34:03.453000000</dc:date>
    <meta:editing-duration>PT11M29S</meta:editing-duration>
    <meta:editing-cycles>2</meta:editing-cycles>
    <meta:generator>LibreOffice/5.0.1.2$Windows_x86 LibreOffice_project/81898c9f5c0d43f3473ba111d7b351050be20261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25cm" svg:height="8.022cm" xlink:href=".." xlink:type="simple" chart:class="chart:scatter" chart:style-name="ch1">
        <chart:legend chart:legend-position="end" svg:x="11.697cm" svg:y="3.463cm" style:legend-expansion="high" chart:style-name="ch2"/>
        <chart:plot-area chart:style-name="ch3" table:cell-range-address="Blad1.C1:Blad1.C4 Blad1.E1:Blad1.E4" chart:data-source-has-labels="row" svg:x="0.3cm" svg:y="0.16cm" svg:width="11.097cm" svg:height="7.702cm">
          <chartooo:coordinate-region svg:x="1.133cm" svg:y="0.359cm" svg:width="9.839cm" svg:height="7.30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lad1.E2:Blad1.E4" chart:label-cell-address="Blad1.E1:Blad1.E1" chart:class="chart:scatter">
            <chart:domain table:cell-range-address="Blad1.C2:Blad1.C4"/>
            <chart:regression-curve chart:style-name="ch8">
              <chart:equation chart:display-equation="true" chart:display-r-square="fals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barg</text:p>
                <draw:g>
                  <svg:desc>Blad1.E1:Blad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3">
                <text:p>102.3</text:p>
                <draw:g>
                  <svg:desc>Blad1.C2:Blad1.C4</svg:desc>
                </draw:g>
              </table:table-cell>
              <table:table-cell office:value-type="float" office:value="-1.01325">
                <text:p>-1.01325</text:p>
                <draw:g>
                  <svg:desc>Blad1.E2:Blad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1.5">
                <text:p>511.5</text:p>
              </table:table-cell>
              <table:table-cell office:value-type="float" office:value="2.43412954338768">
                <text:p>2.43412954338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.7">
                <text:p>920.7</text:p>
              </table:table-cell>
              <table:table-cell office:value-type="float" office:value="5.88150908677537">
                <text:p>5.88150908677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